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out.Timeout( long pollingPeriodMillis , VerificationMode delegate , Timer ti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.atMost( int max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.copySelfWithNewVerificationMode( VerificationMode newVerific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out.Timeout( long pollingPeriodMillis , long millis , VerificationMod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.Timeout( VerificationOverTimeImpl verificationOver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.Timeout( long millis , VerificationMod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.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